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Dimension_20_Lines" draw:marker-end="Symmetric_20_Arrow" draw:fill="none" draw:textarea-vertical-align="middle" draw:shadow-offset-x="0.203cm" draw:shadow-offset-y="0.203cm"/>
    </style:style>
    <style:style style:name="gr5" style:family="graphic" style:parent-style-name="objectwithoutfill">
      <style:graphic-properties draw:marker-start="Symmetric_20_Arrow" draw:marker-end="Dimension_20_Lines" draw:fill="none" draw:textarea-vertical-align="middle" draw:shadow-offset-x="0.203cm" draw:shadow-offset-y="0.203cm"/>
    </style:style>
    <style:style style:name="gr6" style:family="graphic" style:parent-style-name="standard">
      <style:graphic-properties svg:stroke-width="0.051cm" draw:marker-start-width="0.279cm" draw:marker-end-width="0.279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.651cm" svg:height="1.016cm" svg:x="2.143cm" svg:y="4.175cm">
          <text:p text:style-name="P1"><text:span text:style-name="T1">design</text:span></text:p>
          <text:p text:style-name="P1"><text:span text:style-name="T1">shel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28cm" svg:height="0.645cm" svg:x="7.47cm" svg:y="4.165cm">
          <draw:text-box>
            <text:p text:style-name="P2"><text:span text:style-name="T1">/order/checkout</text:span></text:p>
          </draw:text-box>
        </draw:frame>
        <draw:frame draw:style-name="gr2" draw:text-style-name="P2" draw:layer="layout" svg:width="2.695cm" svg:height="0.645cm" svg:x="4.147cm" svg:y="4.165cm">
          <draw:text-box>
            <text:p text:style-name="P2"><text:span text:style-name="T1">click checkout</text:span></text:p>
          </draw:text-box>
        </draw:frame>
        <draw:frame draw:style-name="gr2" draw:layer="layout" svg:width="6.209cm" svg:height="0.962cm" svg:x="7.491cm" svg:y="1.254cm">
          <draw:text-box>
            <text:p>Checkout Data Flow</text:p>
          </draw:text-box>
        </draw:frame>
        <draw:custom-shape draw:style-name="gr3" draw:text-style-name="P3" draw:layer="layout" svg:width="0.254cm" svg:height="8.382cm" svg:x="10.906cm" svg:y="4.048cm">
          <draw:glue-point draw:id="4" svg:x="-5cm" svg:y="-2.5cm"/>
          <draw:glue-point draw:id="5" svg:x="-5cm" svg:y="-3.942cm"/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51cm" svg:height="1.039cm" draw:transform="rotate (0.785398163397448) translate (9.763cm 3.792cm)">
          <draw:text-box>
            <text:p text:style-name="P4"><text:span text:style-name="T2">Sistemi</text:span></text:p>
            <text:p text:style-name="P4"><text:span text:style-name="T2">www</text:span></text:p>
          </draw:text-box>
        </draw:frame>
        <draw:custom-shape draw:style-name="gr3" draw:text-style-name="P3" draw:layer="layout" svg:width="0.254cm" svg:height="8.382cm" svg:x="14.716cm" svg:y="4.048cm">
          <draw:glue-point draw:id="4" svg:x="-5cm" svg:y="-2.5cm"/>
          <draw:glue-point draw:id="5" svg:x="-5cm" svg:y="-3.942cm"/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1.039cm" draw:transform="rotate (0.785398163397448) translate (13.573cm 3.792cm)">
          <draw:text-box>
            <text:p text:style-name="P4"><text:span text:style-name="T2">PayPal</text:span></text:p>
            <text:p text:style-name="P4"><text:span text:style-name="T2">API</text:span></text:p>
          </draw:text-box>
        </draw:frame>
        <draw:custom-shape draw:style-name="gr3" draw:text-style-name="P3" draw:layer="layout" svg:width="0.254cm" svg:height="8.325cm" svg:x="18.498cm" svg:y="4.105cm">
          <draw:glue-point draw:id="4" svg:x="-5cm" svg:y="-2.5cm"/>
          <draw:glue-point draw:id="5" svg:x="-5cm" svg:y="-3.942cm"/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49cm" svg:height="1.039cm" draw:transform="rotate (0.785398163397448) translate (17.355cm 3.849cm)">
          <draw:text-box>
            <text:p text:style-name="P4"><text:span text:style-name="T2">PayPal</text:span></text:p>
            <text:p text:style-name="P4"><text:span text:style-name="T2">www</text:span></text:p>
          </draw:text-box>
        </draw:frame>
        <draw:custom-shape draw:style-name="gr3" draw:text-style-name="P3" draw:layer="layout" svg:width="0.254cm" svg:height="8.382cm" svg:x="7.068cm" svg:y="4.048cm">
          <draw:glue-point draw:id="4" svg:x="-5cm" svg:y="-2.5cm"/>
          <draw:glue-point draw:id="5" svg:x="-5cm" svg:y="-3.942cm"/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69cm" svg:height="1.039cm" draw:transform="rotate (0.785398163397448) translate (5.925cm 3.792cm)">
          <draw:text-box>
            <text:p text:style-name="P4"><text:span text:style-name="T2"/></text:p>
            <text:p text:style-name="P4"><text:span text:style-name="T2">browser</text:span></text:p>
          </draw:text-box>
        </draw:frame>
        <draw:line draw:style-name="gr4" draw:text-style-name="P3" draw:layer="layout" svg:x1="3.794cm" svg:y1="4.683cm" svg:x2="10.906cm" svg:y2="4.683cm">
          <text:p/>
        </draw:line>
        <draw:line draw:style-name="gr4" draw:text-style-name="P3" draw:layer="layout" svg:x1="11.16cm" svg:y1="4.937cm" svg:x2="14.716cm" svg:y2="4.937cm">
          <text:p/>
        </draw:line>
        <draw:line draw:style-name="gr5" draw:text-style-name="P3" draw:layer="layout" svg:x1="11.16cm" svg:y1="5.164cm" svg:x2="14.716cm" svg:y2="5.164cm">
          <text:p/>
        </draw:line>
        <draw:frame draw:style-name="gr2" draw:text-style-name="P2" draw:layer="layout" svg:width="3.296cm" svg:height="0.645cm" svg:x="11.287cm" svg:y="4.419cm">
          <draw:text-box>
            <text:p text:style-name="P2"><text:span text:style-name="T1">create transaction</text:span></text:p>
          </draw:text-box>
        </draw:frame>
        <draw:line draw:style-name="gr5" draw:text-style-name="P3" draw:layer="layout" svg:x1="7.35cm" svg:y1="5.445cm" svg:x2="10.906cm" svg:y2="5.445cm">
          <text:p/>
        </draw:line>
        <draw:frame draw:style-name="gr2" draw:text-style-name="P2" draw:layer="layout" svg:width="3.194cm" svg:height="0.645cm" svg:x="7.604cm" svg:y="4.927cm">
          <draw:text-box>
            <text:p text:style-name="P2"><text:span text:style-name="T1">redirect to paypal</text:span></text:p>
          </draw:text-box>
        </draw:frame>
        <draw:line draw:style-name="gr4" draw:text-style-name="P3" draw:layer="layout" svg:x1="7.35cm" svg:y1="5.699cm" svg:x2="18.526cm" svg:y2="5.699cm">
          <text:p/>
        </draw:line>
        <draw:line draw:style-name="gr5" draw:text-style-name="P3" draw:layer="layout" svg:x1="3.794cm" svg:y1="5.953cm" svg:x2="18.526cm" svg:y2="5.953cm">
          <text:p/>
        </draw:line>
        <draw:custom-shape draw:style-name="gr6" draw:text-style-name="P1" draw:layer="layout" svg:width="1.651cm" svg:height="1.27cm" svg:x="2.143cm" svg:y="5.699cm">
          <text:p text:style-name="P1"><text:span text:style-name="T1">PayPal</text:span></text:p>
          <text:p text:style-name="P1"><text:span text:style-name="T1">express</text:span></text:p>
          <text:p text:style-name="P1"><text:span text:style-name="T1">check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794cm" svg:y1="6.715cm" svg:x2="18.526cm" svg:y2="6.715cm">
          <text:p/>
        </draw:line>
        <draw:frame draw:style-name="gr2" draw:text-style-name="P2" draw:layer="layout" svg:width="2.437cm" svg:height="0.645cm" svg:x="4.048cm" svg:y="6.207cm">
          <draw:text-box>
            <text:p text:style-name="P2"><text:span text:style-name="T1">click confirm</text:span></text:p>
          </draw:text-box>
        </draw:frame>
        <draw:line draw:style-name="gr5" draw:text-style-name="P3" draw:layer="layout" svg:x1="7.35cm" svg:y1="6.969cm" svg:x2="18.526cm" svg:y2="6.969cm">
          <text:p/>
        </draw:line>
        <draw:line draw:style-name="gr4" draw:text-style-name="P3" draw:layer="layout" svg:x1="7.35cm" svg:y1="7.477cm" svg:x2="10.906cm" svg:y2="7.477cm">
          <text:p/>
        </draw:line>
        <draw:frame draw:style-name="gr2" draw:text-style-name="P2" draw:layer="layout" svg:width="3.351cm" svg:height="0.645cm" svg:x="7.555cm" svg:y="6.959cm">
          <draw:text-box>
            <text:p text:style-name="P2"><text:span text:style-name="T1">/order/confirm.htm</text:span></text:p>
          </draw:text-box>
        </draw:frame>
        <draw:line draw:style-name="gr4" draw:text-style-name="P3" draw:layer="layout" svg:x1="11.16cm" svg:y1="7.858cm" svg:x2="14.716cm" svg:y2="7.858cm">
          <text:p/>
        </draw:line>
        <draw:line draw:style-name="gr5" draw:text-style-name="P3" draw:layer="layout" svg:x1="11.16cm" svg:y1="8.112cm" svg:x2="14.716cm" svg:y2="8.112cm">
          <text:p/>
        </draw:line>
        <draw:frame draw:style-name="gr2" draw:text-style-name="P5" draw:layer="layout" svg:width="3.618cm" svg:height="0.607cm" svg:x="11.16cm" svg:y="7.378cm">
          <draw:text-box>
            <text:p text:style-name="P5"><text:span text:style-name="T3">get transaction details</text:span></text:p>
          </draw:text-box>
        </draw:frame>
        <draw:line draw:style-name="gr5" draw:text-style-name="P3" draw:layer="layout" svg:x1="3.794cm" svg:y1="8.366cm" svg:x2="10.906cm" svg:y2="8.366cm">
          <text:p/>
        </draw:line>
        <draw:custom-shape draw:style-name="gr1" draw:text-style-name="P1" draw:layer="layout" svg:width="1.651cm" svg:height="1.016cm" svg:x="2.143cm" svg:y="8.112cm">
          <text:p text:style-name="P1"><text:span text:style-name="T1">confirm</text:span></text:p>
          <text:p text:style-name="P1"><text:span text:style-name="T1">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2.991cm" svg:height="0.569cm" svg:x="1.635cm" svg:y="7.604cm">
          <draw:text-box>
            <text:p><text:span text:style-name="T4">(/order/confirm.htm)</text:span></text:p>
          </draw:text-box>
        </draw:frame>
        <draw:frame draw:style-name="gr2" draw:text-style-name="P6" draw:layer="layout" svg:width="2.847cm" svg:height="0.569cm" svg:x="1.692cm" svg:y="3.667cm">
          <draw:text-box>
            <text:p><text:span text:style-name="T4">(/order/create.htm)</text:span></text:p>
          </draw:text-box>
        </draw:frame>
        <draw:line draw:style-name="gr4" draw:text-style-name="P3" draw:layer="layout" svg:x1="3.794cm" svg:y1="8.874cm" svg:x2="10.906cm" svg:y2="8.874cm">
          <text:p/>
        </draw:line>
        <draw:frame draw:style-name="gr2" draw:text-style-name="P2" draw:layer="layout" svg:width="2.437cm" svg:height="0.645cm" svg:x="4.151cm" svg:y="8.356cm">
          <draw:text-box>
            <text:p text:style-name="P2"><text:span text:style-name="T1">click confirm</text:span></text:p>
          </draw:text-box>
        </draw:frame>
        <draw:frame draw:style-name="gr2" draw:text-style-name="P2" draw:layer="layout" svg:width="2.085cm" svg:height="0.645cm" svg:x="7.428cm" svg:y="8.366cm">
          <draw:text-box>
            <text:p text:style-name="P2"><text:span text:style-name="T1">/order/pay</text:span></text:p>
          </draw:text-box>
        </draw:frame>
        <draw:line draw:style-name="gr4" draw:text-style-name="P3" draw:layer="layout" svg:x1="11.16cm" svg:y1="9.255cm" svg:x2="14.716cm" svg:y2="9.255cm">
          <text:p/>
        </draw:line>
        <draw:line draw:style-name="gr5" draw:text-style-name="P3" draw:layer="layout" svg:x1="11.16cm" svg:y1="9.509cm" svg:x2="14.716cm" svg:y2="9.509cm">
          <text:p/>
        </draw:line>
        <draw:frame draw:style-name="gr2" draw:text-style-name="P2" draw:layer="layout" svg:width="2.94cm" svg:height="0.645cm" svg:x="11.293cm" svg:y="8.737cm">
          <draw:text-box>
            <text:p text:style-name="P2"><text:span text:style-name="T1">collect payment</text:span></text:p>
          </draw:text-box>
        </draw:frame>
        <draw:line draw:style-name="gr5" draw:text-style-name="P3" draw:layer="layout" svg:x1="7.35cm" svg:y1="9.89cm" svg:x2="10.906cm" svg:y2="9.89cm">
          <text:p/>
        </draw:line>
        <draw:frame draw:style-name="gr2" draw:text-style-name="P2" draw:layer="layout" svg:width="1.675cm" svg:height="0.645cm" svg:x="8.112cm" svg:y="9.372cm">
          <draw:text-box>
            <text:p text:style-name="P2"><text:span text:style-name="T1">redirect</text:span></text:p>
          </draw:text-box>
        </draw:frame>
        <draw:custom-shape draw:style-name="gr1" draw:text-style-name="P1" draw:layer="layout" svg:width="1.651cm" svg:height="1.016cm" svg:x="2.143cm" svg:y="10.525cm">
          <text:p text:style-name="P1"><text:span text:style-name="T1">order</text:span></text:p>
          <text:p text:style-name="P1"><text:span text:style-name="T1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51cm" svg:height="1.016cm" svg:x="2.144cm" svg:y="8.112cm">
          <text:p text:style-name="P1"><text:span text:style-name="T1">confirm</text:span></text:p>
          <text:p text:style-name="P1"><text:span text:style-name="T1">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2.61cm" svg:height="0.569cm" svg:x="1.762cm" svg:y="10.017cm">
          <draw:text-box>
            <text:p><text:span text:style-name="T4">(/order/view.htm)</text:span></text:p>
          </draw:text-box>
        </draw:frame>
        <draw:line draw:style-name="gr4" draw:text-style-name="P3" draw:layer="layout" svg:x1="7.35cm" svg:y1="10.525cm" svg:x2="10.906cm" svg:y2="10.525cm">
          <text:p/>
        </draw:line>
        <draw:frame draw:style-name="gr2" draw:text-style-name="P2" draw:layer="layout" svg:width="2.881cm" svg:height="0.645cm" svg:x="7.477cm" svg:y="10.007cm">
          <draw:text-box>
            <text:p text:style-name="P2"><text:span text:style-name="T1">/order/view.htm</text:span></text:p>
          </draw:text-box>
        </draw:frame>
        <draw:line draw:style-name="gr5" draw:text-style-name="P3" draw:layer="layout" svg:x1="3.794cm" svg:y1="10.906cm" svg:x2="10.906cm" svg:y2="10.906cm">
          <text:p/>
        </draw:line>
        <draw:frame draw:style-name="gr2" draw:text-style-name="P4" draw:layer="layout" svg:width="1.323cm" svg:height="0.645cm" draw:transform="rotate (0.785398163397448) translate (2.611cm 3.541cm)">
          <draw:text-box>
            <text:p text:style-name="P4"><text:span text:style-name="T2">pag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Millett</meta:initial-creator>
    <meta:creation-date>2012-01-10T12:34:51</meta:creation-date>
    <dc:date>2012-01-10T15:11:22</dc:date>
    <dc:creator>Jonathan Millett</dc:creator>
    <meta:editing-duration>PT8M57S</meta:editing-duration>
    <meta:editing-cycles>1</meta:editing-cycles>
    <meta:document-statistic meta:object-count="48"/>
    <meta:generator>LibreOffice/3.4$Linux LibreOffice_project/340m1$Build-402</meta:generator>
  </office:meta>
</office:document-meta>
</file>